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="Rounded_20_large_20_Arrow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198cm" fo:min-width="16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fill-color="#ffb66c" draw:opacity="25%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-width="0.252cm" draw:fill="solid" draw:fill-color="#ffb66c" draw:opacity="25%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start="Rounded_20_large_20_Arrow" draw:marker-end="Circle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3.698cm" fo:min-width="15.4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objectwithoutfill">
      <style:graphic-properties svg:stroke-width="0.053cm" draw:marker-start="Rounded_20_large_20_Arrow" draw:marker-start-width="0.279cm" draw:marker-end="Circle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5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5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5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745cm" fo:min-width="13.251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71cm"/>
      <style:paragraph-properties style:writing-mode="lr-tb"/>
    </style:style>
    <style:style style:name="gr20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182cm" fo:min-width="12.44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184cm" fo:min-width="12.44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fo:min-height="0.6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87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-color="#ffb66c" draw:opacity="25%" draw:textarea-horizontal-align="justify" draw:textarea-vertical-align="middle" draw:auto-grow-height="false" fo:min-height="4.183cm" fo:min-width="12.44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35cm"/>
      <style:paragraph-properties style:writing-mode="lr-tb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84cm"/>
      <style:paragraph-properties style:writing-mode="lr-tb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b66c" draw:opacity="25%"/>
      <style:paragraph-properties fo:text-align="center"/>
    </style:style>
    <style:style style:name="P3" style:family="paragraph">
      <loext:graphic-properties draw:fill="solid" draw:fill-color="#ffb66c" draw:opacity="25%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3cm" svg:y1="2cm" svg:x2="3.3cm" svg:y2="21.1cm">
          <text:p/>
        </draw:line>
        <draw:custom-shape draw:style-name="gr2" draw:text-style-name="P2" draw:layer="layout" svg:width="17cm" svg:height="4.5cm" draw:transform="skewX (0.857131195654415) translate (3.298cm 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298cm" svg:y1="21cm" svg:x2="14.102cm" svg:y2="25.5cm">
          <text:p/>
        </draw:line>
        <draw:line draw:style-name="gr3" draw:text-style-name="P3" draw:layer="layout" svg:x1="-1.321cm" svg:y1="25cm" svg:x2="15.679cm" svg:y2="25cm">
          <text:p/>
        </draw:line>
        <draw:line draw:style-name="gr3" draw:text-style-name="P3" draw:layer="layout" svg:x1="11.298cm" svg:y1="21cm" svg:x2="6.102cm" svg:y2="25.5cm">
          <text:p/>
        </draw:line>
        <draw:line draw:style-name="gr3" draw:text-style-name="P3" draw:layer="layout" svg:x1="7.298cm" svg:y1="21cm" svg:x2="2.102cm" svg:y2="25.5cm">
          <text:p/>
        </draw:line>
        <draw:line draw:style-name="gr3" draw:text-style-name="P3" draw:layer="layout" svg:x1="15.298cm" svg:y1="21cm" svg:x2="10.102cm" svg:y2="25.5cm">
          <text:p/>
        </draw:line>
        <draw:line draw:style-name="gr3" draw:text-style-name="P3" draw:layer="layout" svg:x1="0.989cm" svg:y1="23cm" svg:x2="17.989cm" svg:y2="23cm">
          <text:p/>
        </draw:line>
        <draw:line draw:style-name="gr3" draw:text-style-name="P3" draw:layer="layout" svg:x1="2.143cm" svg:y1="22cm" svg:x2="19.143cm" svg:y2="22cm">
          <text:p/>
        </draw:line>
        <draw:line draw:style-name="gr3" draw:text-style-name="P3" draw:layer="layout" svg:x1="-0.166cm" svg:y1="24cm" svg:x2="16.834cm" svg:y2="24cm">
          <text:p/>
        </draw:line>
        <draw:line draw:style-name="gr3" draw:text-style-name="P3" draw:layer="layout" svg:x1="5.298cm" svg:y1="21cm" svg:x2="0.102cm" svg:y2="25.5cm">
          <text:p/>
        </draw:line>
        <draw:line draw:style-name="gr3" draw:text-style-name="P3" draw:layer="layout" svg:x1="9.298cm" svg:y1="21cm" svg:x2="4.102cm" svg:y2="25.5cm">
          <text:p/>
        </draw:line>
        <draw:line draw:style-name="gr3" draw:text-style-name="P3" draw:layer="layout" svg:x1="13.298cm" svg:y1="21cm" svg:x2="8.102cm" svg:y2="25.5cm">
          <text:p/>
        </draw:line>
        <draw:line draw:style-name="gr3" draw:text-style-name="P3" draw:layer="layout" svg:x1="17.298cm" svg:y1="21cm" svg:x2="12.102cm" svg:y2="25.5cm">
          <text:p/>
        </draw:line>
        <draw:line draw:style-name="gr4" draw:text-style-name="P3" draw:layer="layout" svg:x1="4.298cm" svg:y1="21cm" svg:x2="-0.898cm" svg:y2="25.5cm">
          <text:p/>
        </draw:line>
        <draw:line draw:style-name="gr4" draw:text-style-name="P3" draw:layer="layout" svg:x1="6.298cm" svg:y1="21cm" svg:x2="1.102cm" svg:y2="25.5cm">
          <text:p/>
        </draw:line>
        <draw:line draw:style-name="gr4" draw:text-style-name="P3" draw:layer="layout" svg:x1="8.298cm" svg:y1="21cm" svg:x2="3.102cm" svg:y2="25.5cm">
          <text:p/>
        </draw:line>
        <draw:line draw:style-name="gr4" draw:text-style-name="P3" draw:layer="layout" svg:x1="10.298cm" svg:y1="21cm" svg:x2="5.102cm" svg:y2="25.5cm">
          <text:p/>
        </draw:line>
        <draw:line draw:style-name="gr4" draw:text-style-name="P3" draw:layer="layout" svg:x1="12.298cm" svg:y1="21cm" svg:x2="7.102cm" svg:y2="25.5cm">
          <text:p/>
        </draw:line>
        <draw:line draw:style-name="gr4" draw:text-style-name="P3" draw:layer="layout" svg:x1="14.298cm" svg:y1="21cm" svg:x2="9.102cm" svg:y2="25.5cm">
          <text:p/>
        </draw:line>
        <draw:line draw:style-name="gr4" draw:text-style-name="P3" draw:layer="layout" svg:x1="16.298cm" svg:y1="21cm" svg:x2="11.102cm" svg:y2="25.5cm">
          <text:p/>
        </draw:line>
        <draw:line draw:style-name="gr4" draw:text-style-name="P3" draw:layer="layout" svg:x1="18.298cm" svg:y1="21cm" svg:x2="13.102cm" svg:y2="25.5cm">
          <text:p/>
        </draw:line>
        <draw:line draw:style-name="gr4" draw:text-style-name="P3" draw:layer="layout" svg:x1="2.721cm" svg:y1="21.5cm" svg:x2="19.721cm" svg:y2="21.5cm">
          <text:p/>
        </draw:line>
        <draw:line draw:style-name="gr4" draw:text-style-name="P3" draw:layer="layout" svg:x1="1.566cm" svg:y1="22.5cm" svg:x2="18.566cm" svg:y2="22.5cm">
          <text:p/>
        </draw:line>
        <draw:line draw:style-name="gr4" draw:text-style-name="P3" draw:layer="layout" svg:x1="0.411cm" svg:y1="23.5cm" svg:x2="17.411cm" svg:y2="23.5cm">
          <text:p/>
        </draw:line>
        <draw:line draw:style-name="gr4" draw:text-style-name="P3" draw:layer="layout" svg:x1="-0.743cm" svg:y1="24.5cm" svg:x2="16.257cm" svg:y2="24.5cm">
          <text:p/>
        </draw:line>
        <draw:line draw:style-name="gr1" draw:text-style-name="P1" draw:layer="layout" svg:x1="-2.4cm" svg:y1="25.9cm" svg:x2="3.4cm" svg:y2="20.9cm">
          <text:p/>
        </draw:line>
        <draw:line draw:style-name="gr5" draw:text-style-name="P1" draw:layer="layout" svg:x1="21cm" svg:y1="21cm" svg:x2="3.2cm" svg:y2="21cm">
          <text:p/>
        </draw:line>
        <draw:frame draw:style-name="gr6" draw:text-style-name="P5" draw:layer="layout" svg:width="2.5cm" svg:height="0.806cm" svg:x="17.5cm" svg:y="23.538cm">
          <draw:text-box>
            <text:p text:style-name="P4"><text:span text:style-name="T1">0</text:span>: 17х9</text:p>
          </draw:text-box>
        </draw:frame>
        <draw:frame draw:style-name="gr7" draw:text-style-name="P7" draw:layer="layout" svg:width="0.7cm" svg:height="1cm" svg:x="-2.3cm" svg:y="24.709cm">
          <draw:text-box>
            <text:p text:style-name="P6"><text:span text:style-name="T2">y</text:span></text:p>
          </draw:text-box>
        </draw:frame>
        <draw:frame draw:style-name="gr7" draw:text-style-name="P7" draw:layer="layout" svg:width="0.7cm" svg:height="1cm" svg:x="20cm" svg:y="20.9cm">
          <draw:text-box>
            <text:p text:style-name="P6"><text:span text:style-name="T2">x</text:span></text:p>
          </draw:text-box>
        </draw:frame>
        <draw:line draw:style-name="gr1" draw:text-style-name="P1" draw:layer="layout" svg:x1="-1.8cm" svg:y1="20.9cm" svg:x2="3.4cm" svg:y2="16.4cm">
          <text:p/>
        </draw:line>
        <draw:line draw:style-name="gr1" draw:text-style-name="P1" draw:layer="layout" svg:x1="20cm" svg:y1="16.5cm" svg:x2="3.2cm" svg:y2="16.5cm">
          <text:p/>
        </draw:line>
        <draw:frame draw:style-name="gr7" draw:text-style-name="P7" draw:layer="layout" svg:width="0.7cm" svg:height="1cm" svg:x="-1.7cm" svg:y="19.709cm">
          <draw:text-box>
            <text:p text:style-name="P6"><text:span text:style-name="T2">y</text:span></text:p>
          </draw:text-box>
        </draw:frame>
        <draw:custom-shape draw:style-name="gr8" draw:text-style-name="P2" draw:layer="layout" svg:width="16cm" svg:height="4cm" draw:transform="skewX (0.857131195654415) translate (3.309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16.5cm" svg:x2="6.691cm" svg:y2="20.5cm">
          <text:p/>
        </draw:line>
        <draw:line draw:style-name="gr3" draw:text-style-name="P3" draw:layer="layout" svg:x1="7.31cm" svg:y1="16.5cm" svg:x2="2.691cm" svg:y2="20.5cm">
          <text:p/>
        </draw:line>
        <draw:line draw:style-name="gr3" draw:text-style-name="P3" draw:layer="layout" svg:x1="15.31cm" svg:y1="16.5cm" svg:x2="10.691cm" svg:y2="20.5cm">
          <text:p/>
        </draw:line>
        <draw:line draw:style-name="gr3" draw:text-style-name="P3" draw:layer="layout" svg:x1="1cm" svg:y1="18.5cm" svg:x2="17cm" svg:y2="18.5cm">
          <text:p/>
        </draw:line>
        <draw:line draw:style-name="gr3" draw:text-style-name="P3" draw:layer="layout" svg:x1="2.155cm" svg:y1="17.5cm" svg:x2="18.155cm" svg:y2="17.5cm">
          <text:p/>
        </draw:line>
        <draw:line draw:style-name="gr3" draw:text-style-name="P3" draw:layer="layout" svg:x1="-0.155cm" svg:y1="19.5cm" svg:x2="15.845cm" svg:y2="19.5cm">
          <text:p/>
        </draw:line>
        <draw:line draw:style-name="gr3" draw:text-style-name="P3" draw:layer="layout" svg:x1="5.31cm" svg:y1="16.5cm" svg:x2="0.691cm" svg:y2="20.5cm">
          <text:p/>
        </draw:line>
        <draw:line draw:style-name="gr3" draw:text-style-name="P3" draw:layer="layout" svg:x1="9.31cm" svg:y1="16.5cm" svg:x2="4.691cm" svg:y2="20.5cm">
          <text:p/>
        </draw:line>
        <draw:line draw:style-name="gr3" draw:text-style-name="P3" draw:layer="layout" svg:x1="13.31cm" svg:y1="16.5cm" svg:x2="8.691cm" svg:y2="20.5cm">
          <text:p/>
        </draw:line>
        <draw:line draw:style-name="gr3" draw:text-style-name="P3" draw:layer="layout" svg:x1="17.31cm" svg:y1="16.5cm" svg:x2="12.691cm" svg:y2="20.5cm">
          <text:p/>
        </draw:line>
        <draw:line draw:style-name="gr4" draw:text-style-name="P3" draw:layer="layout" svg:x1="4.31cm" svg:y1="16.5cm" svg:x2="-0.309cm" svg:y2="20.5cm">
          <text:p/>
        </draw:line>
        <draw:line draw:style-name="gr4" draw:text-style-name="P3" draw:layer="layout" svg:x1="6.31cm" svg:y1="16.5cm" svg:x2="1.691cm" svg:y2="20.5cm">
          <text:p/>
        </draw:line>
        <draw:line draw:style-name="gr4" draw:text-style-name="P3" draw:layer="layout" svg:x1="8.31cm" svg:y1="16.5cm" svg:x2="3.691cm" svg:y2="20.5cm">
          <text:p/>
        </draw:line>
        <draw:line draw:style-name="gr4" draw:text-style-name="P3" draw:layer="layout" svg:x1="10.31cm" svg:y1="16.5cm" svg:x2="5.691cm" svg:y2="20.5cm">
          <text:p/>
        </draw:line>
        <draw:line draw:style-name="gr4" draw:text-style-name="P3" draw:layer="layout" svg:x1="12.31cm" svg:y1="16.5cm" svg:x2="7.691cm" svg:y2="20.5cm">
          <text:p/>
        </draw:line>
        <draw:line draw:style-name="gr4" draw:text-style-name="P3" draw:layer="layout" svg:x1="14.31cm" svg:y1="16.5cm" svg:x2="9.691cm" svg:y2="20.5cm">
          <text:p/>
        </draw:line>
        <draw:line draw:style-name="gr4" draw:text-style-name="P3" draw:layer="layout" svg:x1="16.31cm" svg:y1="16.5cm" svg:x2="11.691cm" svg:y2="20.5cm">
          <text:p/>
        </draw:line>
        <draw:line draw:style-name="gr4" draw:text-style-name="P3" draw:layer="layout" svg:x1="18.31cm" svg:y1="16.5cm" svg:x2="13.691cm" svg:y2="20.5cm">
          <text:p/>
        </draw:line>
        <draw:line draw:style-name="gr4" draw:text-style-name="P3" draw:layer="layout" svg:x1="2.732cm" svg:y1="17cm" svg:x2="18.732cm" svg:y2="17cm">
          <text:p/>
        </draw:line>
        <draw:line draw:style-name="gr4" draw:text-style-name="P3" draw:layer="layout" svg:x1="1.577cm" svg:y1="18cm" svg:x2="17.577cm" svg:y2="18cm">
          <text:p/>
        </draw:line>
        <draw:line draw:style-name="gr4" draw:text-style-name="P3" draw:layer="layout" svg:x1="0.423cm" svg:y1="19cm" svg:x2="16.423cm" svg:y2="19cm">
          <text:p/>
        </draw:line>
        <draw:line draw:style-name="gr4" draw:text-style-name="P3" draw:layer="layout" svg:x1="-0.732cm" svg:y1="20cm" svg:x2="15.268cm" svg:y2="20cm">
          <text:p/>
        </draw:line>
        <draw:frame draw:style-name="gr6" draw:text-style-name="P5" draw:layer="layout" svg:width="2.9cm" svg:height="0.806cm" svg:x="17.1cm" svg:y="18.538cm">
          <draw:text-box>
            <text:p text:style-name="P4"><text:span text:style-name="T1">0</text:span>: 16х8</text:p>
          </draw:text-box>
        </draw:frame>
        <draw:frame draw:style-name="gr7" draw:text-style-name="P7" draw:layer="layout" svg:width="0.7cm" svg:height="1cm" svg:x="19cm" svg:y="16.4cm">
          <draw:text-box>
            <text:p text:style-name="P6"><text:span text:style-name="T2">x</text:span></text:p>
          </draw:text-box>
        </draw:frame>
        <draw:custom-shape draw:style-name="gr8" draw:text-style-name="P2" draw:layer="layout" svg:width="16cm" svg:height="4cm" draw:transform="skewX (0.857131195654415) translate (3.30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1.31cm" svg:y1="12cm" svg:x2="6.691cm" svg:y2="16cm">
          <text:p/>
        </draw:line>
        <draw:line draw:style-name="gr9" draw:text-style-name="P1" draw:layer="layout" svg:x1="7.31cm" svg:y1="12cm" svg:x2="2.691cm" svg:y2="16cm">
          <text:p/>
        </draw:line>
        <draw:line draw:style-name="gr9" draw:text-style-name="P1" draw:layer="layout" svg:x1="15.31cm" svg:y1="12cm" svg:x2="10.691cm" svg:y2="16cm">
          <text:p/>
        </draw:line>
        <draw:line draw:style-name="gr9" draw:text-style-name="P1" draw:layer="layout" svg:x1="1cm" svg:y1="14cm" svg:x2="17cm" svg:y2="14cm">
          <text:p/>
        </draw:line>
        <draw:line draw:style-name="gr10" draw:text-style-name="P1" draw:layer="layout" svg:x1="2.155cm" svg:y1="13cm" svg:x2="18.155cm" svg:y2="13cm">
          <text:p/>
        </draw:line>
        <draw:line draw:style-name="gr10" draw:text-style-name="P1" draw:layer="layout" svg:x1="-0.155cm" svg:y1="15cm" svg:x2="15.845cm" svg:y2="15cm">
          <text:p/>
        </draw:line>
        <draw:line draw:style-name="gr10" draw:text-style-name="P1" draw:layer="layout" svg:x1="5.31cm" svg:y1="12cm" svg:x2="0.691cm" svg:y2="16cm">
          <text:p/>
        </draw:line>
        <draw:line draw:style-name="gr10" draw:text-style-name="P1" draw:layer="layout" svg:x1="9.31cm" svg:y1="12cm" svg:x2="4.691cm" svg:y2="16cm">
          <text:p/>
        </draw:line>
        <draw:line draw:style-name="gr10" draw:text-style-name="P1" draw:layer="layout" svg:x1="13.31cm" svg:y1="12cm" svg:x2="8.691cm" svg:y2="16cm">
          <text:p/>
        </draw:line>
        <draw:line draw:style-name="gr10" draw:text-style-name="P1" draw:layer="layout" svg:x1="17.31cm" svg:y1="12cm" svg:x2="12.691cm" svg:y2="16cm">
          <text:p/>
        </draw:line>
        <draw:g>
          <draw:line draw:style-name="gr1" draw:text-style-name="P1" draw:layer="layout" svg:x1="-1.8cm" svg:y1="16.4cm" svg:x2="3.4cm" svg:y2="11.9cm">
            <text:p/>
          </draw:line>
          <draw:line draw:style-name="gr1" draw:text-style-name="P1" draw:layer="layout" svg:x1="20cm" svg:y1="12cm" svg:x2="3.2cm" svg:y2="12cm">
            <text:p/>
          </draw:line>
        </draw:g>
        <draw:frame draw:style-name="gr11" draw:text-style-name="P5" draw:layer="layout" svg:width="2cm" svg:height="0.806cm" svg:x="17cm" svg:y="14.038cm">
          <draw:text-box>
            <text:p text:style-name="P4"><text:span text:style-name="T1">1</text:span>: 8х4</text:p>
          </draw:text-box>
        </draw:frame>
        <draw:frame draw:style-name="gr7" draw:text-style-name="P7" draw:layer="layout" svg:width="0.7cm" svg:height="1cm" svg:x="-1.7cm" svg:y="15.209cm">
          <draw:text-box>
            <text:p text:style-name="P6"><text:span text:style-name="T2">y</text:span></text:p>
          </draw:text-box>
        </draw:frame>
        <draw:frame draw:style-name="gr7" draw:text-style-name="P7" draw:layer="layout" svg:width="0.7cm" svg:height="1cm" svg:x="19cm" svg:y="11.9cm">
          <draw:text-box>
            <text:p text:style-name="P6"><text:span text:style-name="T2">x</text:span></text:p>
          </draw:text-box>
        </draw:frame>
        <draw:custom-shape draw:style-name="gr8" draw:text-style-name="P2" draw:layer="layout" svg:width="16cm" svg:height="4cm" draw:transform="skewX (0.857131195654415) translate (3.30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1cm" svg:y1="7.5cm" svg:x2="6.691cm" svg:y2="11.5cm">
          <text:p/>
        </draw:line>
        <draw:line draw:style-name="gr4" draw:text-style-name="P3" draw:layer="layout" svg:x1="7.31cm" svg:y1="7.5cm" svg:x2="2.691cm" svg:y2="11.5cm">
          <text:p/>
        </draw:line>
        <draw:line draw:style-name="gr4" draw:text-style-name="P3" draw:layer="layout" svg:x1="15.31cm" svg:y1="7.5cm" svg:x2="10.691cm" svg:y2="11.5cm">
          <text:p/>
        </draw:line>
        <draw:line draw:style-name="gr4" draw:text-style-name="P3" draw:layer="layout" svg:x1="1cm" svg:y1="9.5cm" svg:x2="17cm" svg:y2="9.5cm">
          <text:p/>
        </draw:line>
        <draw:line draw:style-name="gr1" draw:text-style-name="P1" draw:layer="layout" svg:x1="-1.8cm" svg:y1="11.9cm" svg:x2="3.4cm" svg:y2="7.4cm">
          <text:p/>
        </draw:line>
        <draw:line draw:style-name="gr1" draw:text-style-name="P1" draw:layer="layout" svg:x1="20cm" svg:y1="7.5cm" svg:x2="3.2cm" svg:y2="7.5cm">
          <text:p/>
        </draw:line>
        <draw:frame draw:style-name="gr11" draw:text-style-name="P5" draw:layer="layout" svg:width="2cm" svg:height="0.806cm" svg:x="17cm" svg:y="9.438cm">
          <draw:text-box>
            <text:p text:style-name="P4"><text:span text:style-name="T1">2: </text:span>4х2</text:p>
          </draw:text-box>
        </draw:frame>
        <draw:frame draw:style-name="gr7" draw:text-style-name="P7" draw:layer="layout" svg:width="0.7cm" svg:height="1cm" svg:x="-1.8cm" svg:y="10.709cm">
          <draw:text-box>
            <text:p text:style-name="P6"><text:span text:style-name="T2">y</text:span></text:p>
          </draw:text-box>
        </draw:frame>
        <draw:frame draw:style-name="gr7" draw:text-style-name="P7" draw:layer="layout" svg:width="0.7cm" svg:height="1cm" svg:x="19.1cm" svg:y="7.4cm">
          <draw:text-box>
            <text:p text:style-name="P6"><text:span text:style-name="T2">x</text:span></text:p>
          </draw:text-box>
        </draw:frame>
        <draw:custom-shape draw:style-name="gr8" draw:text-style-name="P2" draw:layer="layout" svg:width="16cm" svg:height="4cm" draw:transform="skewX (0.857131195654415) translate (3.309cm 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-1.8cm" svg:y1="7.4cm" svg:x2="3.4cm" svg:y2="2.9cm">
          <text:p/>
        </draw:line>
        <draw:line draw:style-name="gr1" draw:text-style-name="P1" draw:layer="layout" svg:x1="20cm" svg:y1="3cm" svg:x2="3.2cm" svg:y2="3cm">
          <text:p/>
        </draw:line>
        <draw:line draw:style-name="gr3" draw:text-style-name="P3" draw:layer="layout" svg:x1="11.31cm" svg:y1="3cm" svg:x2="6.691cm" svg:y2="7cm">
          <text:p/>
        </draw:line>
        <draw:frame draw:style-name="gr13" draw:text-style-name="P5" draw:layer="layout" svg:width="2cm" svg:height="0.806cm" svg:x="17.1cm" svg:y="4.9cm">
          <draw:text-box>
            <text:p text:style-name="P4"><text:span text:style-name="T1">3: </text:span>2х1</text:p>
          </draw:text-box>
        </draw:frame>
        <draw:frame draw:style-name="gr14" draw:text-style-name="P7" draw:layer="layout" svg:width="0.8cm" svg:height="1.1cm" svg:x="-1.8cm" svg:y="6.4cm">
          <draw:text-box>
            <text:p text:style-name="P6"><text:span text:style-name="T2">y</text:span></text:p>
          </draw:text-box>
        </draw:frame>
        <draw:frame draw:style-name="gr15" draw:text-style-name="P7" draw:layer="layout" svg:width="0.7cm" svg:height="1cm" svg:x="19.1cm" svg:y="2.8cm">
          <draw:text-box>
            <text:p text:style-name="P6"><text:span text:style-name="T2">x</text:span></text:p>
          </draw:text-box>
        </draw:frame>
      </draw:page>
      <draw:page draw:name="page2" draw:style-name="dp1" draw:master-page-name="Обычный">
        <draw:line draw:style-name="gr1" draw:text-style-name="P1" draw:layer="layout" svg:x1="5.628cm" svg:y1="1.509cm" svg:x2="5.628cm" svg:y2="22.927cm">
          <text:p/>
        </draw:line>
        <draw:custom-shape draw:style-name="gr16" draw:text-style-name="P2" draw:layer="layout" svg:width="13.803cm" svg:height="5.047cm" draw:transform="skewX (0.696211838620538) translate (5.627cm 22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618cm" svg:y1="22.814cm" svg:x2="14.399cm" svg:y2="27.86cm">
          <text:p/>
        </draw:line>
        <draw:line draw:style-name="gr3" draw:text-style-name="P3" draw:layer="layout" svg:x1="1.876cm" svg:y1="27.3cm" svg:x2="15.679cm" svg:y2="27.3cm">
          <text:p/>
        </draw:line>
        <draw:line draw:style-name="gr3" draw:text-style-name="P3" draw:layer="layout" svg:x1="12.122cm" svg:y1="22.814cm" svg:x2="7.903cm" svg:y2="27.86cm">
          <text:p/>
        </draw:line>
        <draw:line draw:style-name="gr3" draw:text-style-name="P3" draw:layer="layout" svg:x1="8.874cm" svg:y1="22.814cm" svg:x2="4.655cm" svg:y2="27.86cm">
          <text:p/>
        </draw:line>
        <draw:line draw:style-name="gr3" draw:text-style-name="P3" draw:layer="layout" svg:x1="15.37cm" svg:y1="22.814cm" svg:x2="11.151cm" svg:y2="27.86cm">
          <text:p/>
        </draw:line>
        <draw:line draw:style-name="gr3" draw:text-style-name="P3" draw:layer="layout" svg:x1="3.751cm" svg:y1="25.057cm" svg:x2="17.554cm" svg:y2="25.057cm">
          <text:p/>
        </draw:line>
        <draw:line draw:style-name="gr3" draw:text-style-name="P3" draw:layer="layout" svg:x1="4.689cm" svg:y1="23.936cm" svg:x2="18.492cm" svg:y2="23.936cm">
          <text:p/>
        </draw:line>
        <draw:line draw:style-name="gr3" draw:text-style-name="P3" draw:layer="layout" svg:x1="2.814cm" svg:y1="26.178cm" svg:x2="16.617cm" svg:y2="26.178cm">
          <text:p/>
        </draw:line>
        <draw:line draw:style-name="gr3" draw:text-style-name="P3" draw:layer="layout" svg:x1="7.25cm" svg:y1="22.814cm" svg:x2="3.031cm" svg:y2="27.86cm">
          <text:p/>
        </draw:line>
        <draw:line draw:style-name="gr3" draw:text-style-name="P3" draw:layer="layout" svg:x1="10.498cm" svg:y1="22.814cm" svg:x2="6.279cm" svg:y2="27.86cm">
          <text:p/>
        </draw:line>
        <draw:line draw:style-name="gr3" draw:text-style-name="P3" draw:layer="layout" svg:x1="13.746cm" svg:y1="22.814cm" svg:x2="9.527cm" svg:y2="27.86cm">
          <text:p/>
        </draw:line>
        <draw:line draw:style-name="gr3" draw:text-style-name="P3" draw:layer="layout" svg:x1="16.994cm" svg:y1="22.814cm" svg:x2="12.775cm" svg:y2="27.86cm">
          <text:p/>
        </draw:line>
        <draw:line draw:style-name="gr4" draw:text-style-name="P3" draw:layer="layout" svg:x1="6.439cm" svg:y1="22.814cm" svg:x2="2.22cm" svg:y2="27.86cm">
          <text:p/>
        </draw:line>
        <draw:line draw:style-name="gr4" draw:text-style-name="P3" draw:layer="layout" svg:x1="8.062cm" svg:y1="22.814cm" svg:x2="3.843cm" svg:y2="27.86cm">
          <text:p/>
        </draw:line>
        <draw:line draw:style-name="gr4" draw:text-style-name="P3" draw:layer="layout" svg:x1="9.686cm" svg:y1="22.814cm" svg:x2="5.467cm" svg:y2="27.86cm">
          <text:p/>
        </draw:line>
        <draw:line draw:style-name="gr4" draw:text-style-name="P3" draw:layer="layout" svg:x1="11.31cm" svg:y1="22.814cm" svg:x2="7.091cm" svg:y2="27.86cm">
          <text:p/>
        </draw:line>
        <draw:line draw:style-name="gr4" draw:text-style-name="P3" draw:layer="layout" svg:x1="12.934cm" svg:y1="22.814cm" svg:x2="8.715cm" svg:y2="27.86cm">
          <text:p/>
        </draw:line>
        <draw:line draw:style-name="gr4" draw:text-style-name="P3" draw:layer="layout" svg:x1="14.558cm" svg:y1="22.814cm" svg:x2="10.339cm" svg:y2="27.86cm">
          <text:p/>
        </draw:line>
        <draw:line draw:style-name="gr4" draw:text-style-name="P3" draw:layer="layout" svg:x1="16.182cm" svg:y1="22.814cm" svg:x2="11.963cm" svg:y2="27.86cm">
          <text:p/>
        </draw:line>
        <draw:line draw:style-name="gr4" draw:text-style-name="P3" draw:layer="layout" svg:x1="17.806cm" svg:y1="22.814cm" svg:x2="13.587cm" svg:y2="27.86cm">
          <text:p/>
        </draw:line>
        <draw:line draw:style-name="gr4" draw:text-style-name="P3" draw:layer="layout" svg:x1="5.158cm" svg:y1="23.375cm" svg:x2="18.961cm" svg:y2="23.375cm">
          <text:p/>
        </draw:line>
        <draw:line draw:style-name="gr4" draw:text-style-name="P3" draw:layer="layout" svg:x1="4.22cm" svg:y1="24.496cm" svg:x2="18.023cm" svg:y2="24.496cm">
          <text:p/>
        </draw:line>
        <draw:line draw:style-name="gr4" draw:text-style-name="P3" draw:layer="layout" svg:x1="3.283cm" svg:y1="25.618cm" svg:x2="17.086cm" svg:y2="25.618cm">
          <text:p/>
        </draw:line>
        <draw:line draw:style-name="gr4" draw:text-style-name="P3" draw:layer="layout" svg:x1="2.345cm" svg:y1="26.739cm" svg:x2="16.148cm" svg:y2="26.739cm">
          <text:p/>
        </draw:line>
        <draw:line draw:style-name="gr1" draw:text-style-name="P1" draw:layer="layout" svg:x1="1cm" svg:y1="28.309cm" svg:x2="5.709cm" svg:y2="22.702cm">
          <text:p/>
        </draw:line>
        <draw:line draw:style-name="gr5" draw:text-style-name="P1" draw:layer="layout" svg:x1="20cm" svg:y1="22.814cm" svg:x2="5.547cm" svg:y2="22.814cm">
          <text:p/>
        </draw:line>
        <draw:frame draw:style-name="gr17" draw:text-style-name="P5" draw:layer="layout" svg:width="2.547cm" svg:height="0.884cm" svg:x="17.159cm" svg:y="25.66cm">
          <draw:text-box>
            <text:p text:style-name="P4"><text:span text:style-name="T1">0</text:span>: 17х9</text:p>
          </draw:text-box>
        </draw:frame>
        <draw:frame draw:style-name="gr18" draw:text-style-name="P7" draw:layer="layout" svg:width="0.568cm" svg:height="1.122cm" svg:x="1.081cm" svg:y="26.973cm">
          <draw:text-box>
            <text:p text:style-name="P6"><text:span text:style-name="T2">y</text:span></text:p>
          </draw:text-box>
        </draw:frame>
        <draw:frame draw:style-name="gr19" draw:text-style-name="P7" draw:layer="layout" svg:width="0.568cm" svg:height="1.121cm" svg:x="19.188cm" svg:y="22.702cm">
          <draw:text-box>
            <text:p text:style-name="P6"><text:span text:style-name="T2">x</text:span></text:p>
          </draw:text-box>
        </draw:frame>
        <draw:line draw:style-name="gr1" draw:text-style-name="P1" draw:layer="layout" svg:x1="1.487cm" svg:y1="22.702cm" svg:x2="5.709cm" svg:y2="17.656cm">
          <text:p/>
        </draw:line>
        <draw:line draw:style-name="gr1" draw:text-style-name="P1" draw:layer="layout" svg:x1="19.188cm" svg:y1="17.768cm" svg:x2="5.547cm" svg:y2="17.768cm">
          <text:p/>
        </draw:line>
        <draw:frame draw:style-name="gr19" draw:text-style-name="P7" draw:layer="layout" svg:width="0.569cm" svg:height="1.121cm" svg:x="1.568cm" svg:y="21.367cm">
          <draw:text-box>
            <text:p text:style-name="P6"><text:span text:style-name="T2">y</text:span></text:p>
          </draw:text-box>
        </draw:frame>
        <draw:custom-shape draw:style-name="gr20" draw:text-style-name="P2" draw:layer="layout" svg:width="12.992cm" svg:height="4.484cm" draw:transform="skewX (0.696735437396137) translate (5.635cm 17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31cm" svg:y1="17.768cm" svg:x2="8.381cm" svg:y2="22.253cm">
          <text:p/>
        </draw:line>
        <draw:line draw:style-name="gr3" draw:text-style-name="P3" draw:layer="layout" svg:x1="8.883cm" svg:y1="17.768cm" svg:x2="5.133cm" svg:y2="22.253cm">
          <text:p/>
        </draw:line>
        <draw:line draw:style-name="gr3" draw:text-style-name="P3" draw:layer="layout" svg:x1="15.379cm" svg:y1="17.768cm" svg:x2="11.629cm" svg:y2="22.253cm">
          <text:p/>
        </draw:line>
        <draw:line draw:style-name="gr3" draw:text-style-name="P3" draw:layer="layout" svg:x1="3.761cm" svg:y1="20.011cm" svg:x2="16.752cm" svg:y2="20.011cm">
          <text:p/>
        </draw:line>
        <draw:line draw:style-name="gr3" draw:text-style-name="P3" draw:layer="layout" svg:x1="4.698cm" svg:y1="18.89cm" svg:x2="17.689cm" svg:y2="18.89cm">
          <text:p/>
        </draw:line>
        <draw:line draw:style-name="gr3" draw:text-style-name="P3" draw:layer="layout" svg:x1="2.823cm" svg:y1="21.132cm" svg:x2="15.814cm" svg:y2="21.132cm">
          <text:p/>
        </draw:line>
        <draw:line draw:style-name="gr3" draw:text-style-name="P3" draw:layer="layout" svg:x1="7.259cm" svg:y1="17.768cm" svg:x2="3.509cm" svg:y2="22.253cm">
          <text:p/>
        </draw:line>
        <draw:line draw:style-name="gr3" draw:text-style-name="P3" draw:layer="layout" svg:x1="10.507cm" svg:y1="17.768cm" svg:x2="6.757cm" svg:y2="22.253cm">
          <text:p/>
        </draw:line>
        <draw:line draw:style-name="gr3" draw:text-style-name="P3" draw:layer="layout" svg:x1="13.755cm" svg:y1="17.768cm" svg:x2="10.005cm" svg:y2="22.253cm">
          <text:p/>
        </draw:line>
        <draw:line draw:style-name="gr3" draw:text-style-name="P3" draw:layer="layout" svg:x1="17.003cm" svg:y1="17.768cm" svg:x2="13.253cm" svg:y2="22.253cm">
          <text:p/>
        </draw:line>
        <draw:line draw:style-name="gr4" draw:text-style-name="P3" draw:layer="layout" svg:x1="6.447cm" svg:y1="17.768cm" svg:x2="2.697cm" svg:y2="22.253cm">
          <text:p/>
        </draw:line>
        <draw:line draw:style-name="gr4" draw:text-style-name="P3" draw:layer="layout" svg:x1="8.071cm" svg:y1="17.768cm" svg:x2="4.321cm" svg:y2="22.253cm">
          <text:p/>
        </draw:line>
        <draw:line draw:style-name="gr4" draw:text-style-name="P3" draw:layer="layout" svg:x1="9.695cm" svg:y1="17.768cm" svg:x2="5.945cm" svg:y2="22.253cm">
          <text:p/>
        </draw:line>
        <draw:line draw:style-name="gr4" draw:text-style-name="P3" draw:layer="layout" svg:x1="11.319cm" svg:y1="17.768cm" svg:x2="7.569cm" svg:y2="22.253cm">
          <text:p/>
        </draw:line>
        <draw:line draw:style-name="gr4" draw:text-style-name="P3" draw:layer="layout" svg:x1="12.943cm" svg:y1="17.768cm" svg:x2="9.193cm" svg:y2="22.253cm">
          <text:p/>
        </draw:line>
        <draw:line draw:style-name="gr4" draw:text-style-name="P3" draw:layer="layout" svg:x1="14.567cm" svg:y1="17.768cm" svg:x2="10.817cm" svg:y2="22.253cm">
          <text:p/>
        </draw:line>
        <draw:line draw:style-name="gr4" draw:text-style-name="P3" draw:layer="layout" svg:x1="16.191cm" svg:y1="17.768cm" svg:x2="12.441cm" svg:y2="22.253cm">
          <text:p/>
        </draw:line>
        <draw:line draw:style-name="gr4" draw:text-style-name="P3" draw:layer="layout" svg:x1="17.815cm" svg:y1="17.768cm" svg:x2="14.065cm" svg:y2="22.253cm">
          <text:p/>
        </draw:line>
        <draw:line draw:style-name="gr4" draw:text-style-name="P3" draw:layer="layout" svg:x1="5.167cm" svg:y1="18.329cm" svg:x2="18.158cm" svg:y2="18.329cm">
          <text:p/>
        </draw:line>
        <draw:line draw:style-name="gr4" draw:text-style-name="P3" draw:layer="layout" svg:x1="4.229cm" svg:y1="19.45cm" svg:x2="17.22cm" svg:y2="19.45cm">
          <text:p/>
        </draw:line>
        <draw:line draw:style-name="gr4" draw:text-style-name="P3" draw:layer="layout" svg:x1="3.292cm" svg:y1="20.572cm" svg:x2="16.283cm" svg:y2="20.572cm">
          <text:p/>
        </draw:line>
        <draw:line draw:style-name="gr4" draw:text-style-name="P3" draw:layer="layout" svg:x1="2.354cm" svg:y1="21.693cm" svg:x2="15.345cm" svg:y2="21.693cm">
          <text:p/>
        </draw:line>
        <draw:frame draw:style-name="gr21" draw:text-style-name="P5" draw:layer="layout" svg:width="2.354cm" svg:height="0.903cm" svg:x="16.834cm" svg:y="20.054cm">
          <draw:text-box>
            <text:p text:style-name="P4"><text:span text:style-name="T1">0</text:span>: 16х8</text:p>
          </draw:text-box>
        </draw:frame>
        <draw:frame draw:style-name="gr19" draw:text-style-name="P7" draw:layer="layout" svg:width="0.57cm" svg:height="1.121cm" svg:x="18.375cm" svg:y="17.656cm">
          <draw:text-box>
            <text:p text:style-name="P6"><text:span text:style-name="T2">x</text:span></text:p>
          </draw:text-box>
        </draw:frame>
        <draw:custom-shape draw:style-name="gr22" draw:text-style-name="P2" draw:layer="layout" svg:width="12.992cm" svg:height="4.486cm" draw:transform="skewX (0.696560904470937) translate (5.635cm 12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2.131cm" svg:y1="12.722cm" svg:x2="8.381cm" svg:y2="17.207cm">
          <text:p/>
        </draw:line>
        <draw:line draw:style-name="gr9" draw:text-style-name="P1" draw:layer="layout" svg:x1="8.883cm" svg:y1="12.722cm" svg:x2="5.133cm" svg:y2="17.207cm">
          <text:p/>
        </draw:line>
        <draw:line draw:style-name="gr9" draw:text-style-name="P1" draw:layer="layout" svg:x1="15.379cm" svg:y1="12.722cm" svg:x2="11.629cm" svg:y2="17.207cm">
          <text:p/>
        </draw:line>
        <draw:line draw:style-name="gr9" draw:text-style-name="P1" draw:layer="layout" svg:x1="3.761cm" svg:y1="14.965cm" svg:x2="16.752cm" svg:y2="14.965cm">
          <text:p/>
        </draw:line>
        <draw:line draw:style-name="gr10" draw:text-style-name="P1" draw:layer="layout" svg:x1="4.698cm" svg:y1="13.844cm" svg:x2="17.689cm" svg:y2="13.844cm">
          <text:p/>
        </draw:line>
        <draw:line draw:style-name="gr10" draw:text-style-name="P1" draw:layer="layout" svg:x1="2.823cm" svg:y1="16.086cm" svg:x2="15.814cm" svg:y2="16.086cm">
          <text:p/>
        </draw:line>
        <draw:line draw:style-name="gr10" draw:text-style-name="P1" draw:layer="layout" svg:x1="7.259cm" svg:y1="12.722cm" svg:x2="3.509cm" svg:y2="17.207cm">
          <text:p/>
        </draw:line>
        <draw:line draw:style-name="gr10" draw:text-style-name="P1" draw:layer="layout" svg:x1="10.507cm" svg:y1="12.722cm" svg:x2="6.757cm" svg:y2="17.207cm">
          <text:p/>
        </draw:line>
        <draw:line draw:style-name="gr10" draw:text-style-name="P1" draw:layer="layout" svg:x1="13.755cm" svg:y1="12.722cm" svg:x2="10.005cm" svg:y2="17.207cm">
          <text:p/>
        </draw:line>
        <draw:line draw:style-name="gr10" draw:text-style-name="P1" draw:layer="layout" svg:x1="17.003cm" svg:y1="12.722cm" svg:x2="13.253cm" svg:y2="17.207cm">
          <text:p/>
        </draw:line>
        <draw:g>
          <draw:line draw:style-name="gr1" draw:text-style-name="P1" draw:layer="layout" svg:x1="1.487cm" svg:y1="17.656cm" svg:x2="5.709cm" svg:y2="12.61cm">
            <text:p/>
          </draw:line>
          <draw:line draw:style-name="gr1" draw:text-style-name="P1" draw:layer="layout" svg:x1="19.188cm" svg:y1="12.722cm" svg:x2="5.547cm" svg:y2="12.722cm">
            <text:p/>
          </draw:line>
        </draw:g>
        <draw:frame draw:style-name="gr23" draw:text-style-name="P5" draw:layer="layout" svg:width="2.367cm" svg:height="0.892cm" svg:x="16.752cm" svg:y="15.007cm">
          <draw:text-box>
            <text:p text:style-name="P4"><text:span text:style-name="T1">1</text:span>: 8х4</text:p>
          </draw:text-box>
        </draw:frame>
        <draw:frame draw:style-name="gr24" draw:text-style-name="P7" draw:layer="layout" svg:width="0.569cm" svg:height="1.123cm" svg:x="1.568cm" svg:y="16.32cm">
          <draw:text-box>
            <text:p text:style-name="P6"><text:span text:style-name="T2">y</text:span></text:p>
          </draw:text-box>
        </draw:frame>
        <draw:frame draw:style-name="gr18" draw:text-style-name="P7" draw:layer="layout" svg:width="0.57cm" svg:height="1.122cm" svg:x="18.375cm" svg:y="12.61cm">
          <draw:text-box>
            <text:p text:style-name="P6"><text:span text:style-name="T2">x</text:span></text:p>
          </draw:text-box>
        </draw:frame>
        <draw:custom-shape draw:style-name="gr22" draw:text-style-name="P2" draw:layer="layout" svg:width="12.992cm" svg:height="4.486cm" draw:transform="skewX (0.696386371545737) translate (5.635cm 7.6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131cm" svg:y1="7.676cm" svg:x2="8.381cm" svg:y2="12.161cm">
          <text:p/>
        </draw:line>
        <draw:line draw:style-name="gr4" draw:text-style-name="P3" draw:layer="layout" svg:x1="8.883cm" svg:y1="7.676cm" svg:x2="5.133cm" svg:y2="12.161cm">
          <text:p/>
        </draw:line>
        <draw:line draw:style-name="gr4" draw:text-style-name="P3" draw:layer="layout" svg:x1="15.379cm" svg:y1="7.676cm" svg:x2="11.629cm" svg:y2="12.161cm">
          <text:p/>
        </draw:line>
        <draw:line draw:style-name="gr4" draw:text-style-name="P3" draw:layer="layout" svg:x1="3.761cm" svg:y1="9.919cm" svg:x2="16.752cm" svg:y2="9.919cm">
          <text:p/>
        </draw:line>
        <draw:line draw:style-name="gr1" draw:text-style-name="P1" draw:layer="layout" svg:x1="1.487cm" svg:y1="12.61cm" svg:x2="5.709cm" svg:y2="7.564cm">
          <text:p/>
        </draw:line>
        <draw:line draw:style-name="gr1" draw:text-style-name="P1" draw:layer="layout" svg:x1="19.188cm" svg:y1="7.676cm" svg:x2="5.547cm" svg:y2="7.676cm">
          <text:p/>
        </draw:line>
        <draw:frame draw:style-name="gr25" draw:text-style-name="P5" draw:layer="layout" svg:width="2.464cm" svg:height="1.023cm" svg:x="16.752cm" svg:y="9.849cm">
          <draw:text-box>
            <text:p text:style-name="P4"><text:span text:style-name="T1">2: </text:span>4х2</text:p>
          </draw:text-box>
        </draw:frame>
        <draw:frame draw:style-name="gr26" draw:text-style-name="P7" draw:layer="layout" svg:width="0.568cm" svg:height="1.12cm" svg:x="1.487cm" svg:y="11.275cm">
          <draw:text-box>
            <text:p text:style-name="P6"><text:span text:style-name="T2">y</text:span></text:p>
          </draw:text-box>
        </draw:frame>
        <draw:frame draw:style-name="gr26" draw:text-style-name="P7" draw:layer="layout" svg:width="0.569cm" svg:height="1.12cm" svg:x="18.457cm" svg:y="7.565cm">
          <draw:text-box>
            <text:p text:style-name="P6"><text:span text:style-name="T2">x</text:span></text:p>
          </draw:text-box>
        </draw:frame>
        <draw:custom-shape draw:style-name="gr27" draw:text-style-name="P2" draw:layer="layout" svg:width="12.992cm" svg:height="4.485cm" draw:transform="skewX (0.696560904470937) translate (5.635cm 2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.487cm" svg:y1="7.564cm" svg:x2="5.709cm" svg:y2="2.518cm">
          <text:p/>
        </draw:line>
        <draw:line draw:style-name="gr1" draw:text-style-name="P1" draw:layer="layout" svg:x1="19.188cm" svg:y1="2.63cm" svg:x2="5.547cm" svg:y2="2.63cm">
          <text:p/>
        </draw:line>
        <draw:line draw:style-name="gr3" draw:text-style-name="P3" draw:layer="layout" svg:x1="12.131cm" svg:y1="2.63cm" svg:x2="8.381cm" svg:y2="7.115cm">
          <text:p/>
        </draw:line>
        <draw:frame draw:style-name="gr28" draw:text-style-name="P5" draw:layer="layout" svg:width="2.578cm" svg:height="0.985cm" svg:x="16.834cm" svg:y="4.762cm">
          <draw:text-box>
            <text:p text:style-name="P4"><text:span text:style-name="T1">3: </text:span>2х1</text:p>
          </draw:text-box>
        </draw:frame>
        <draw:frame draw:style-name="gr29" draw:text-style-name="P7" draw:layer="layout" svg:width="0.65cm" svg:height="1.234cm" svg:x="1.487cm" svg:y="6.442cm">
          <draw:text-box>
            <text:p text:style-name="P6"><text:span text:style-name="T2">y</text:span></text:p>
          </draw:text-box>
        </draw:frame>
        <draw:frame draw:style-name="gr30" draw:text-style-name="P7" draw:layer="layout" svg:width="0.569cm" svg:height="1.122cm" svg:x="18.457cm" svg:y="2.406cm">
          <draw:text-box>
            <text:p text:style-name="P6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0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13:06:55.153000000</meta:creation-date>
    <dc:date>2020-01-30T14:30:53.519000000</dc:date>
    <meta:editing-duration>PT20M59S</meta:editing-duration>
    <meta:editing-cycles>7</meta:editing-cycles>
    <meta:generator>LibreOffice/6.3.4.2$Windows_X86_64 LibreOffice_project/60da17e045e08f1793c57c00ba83cdfce946d0aa</meta:generator>
    <meta:print-date>2020-01-30T14:28:05.316000000</meta:print-date>
    <meta:document-statistic meta:object-count="186"/>
  </office:meta>
</office:document-meta>
</file>